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dash" draw:stroke-dash="Dash_20_2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6" style:family="graphic" style:parent-style-name="standard">
      <style:graphic-properties draw:fill="solid" draw:fill-color="#ffcc99" draw:fill-gradient-name="Gradient_20_1" draw:fill-hatch-name="Black_20_0_20_Degrees" draw:fill-image-name="Empty" draw:fill-image-width="0cm" draw:fill-image-height="0cm" draw:textarea-vertical-align="middle" draw:auto-grow-height="false" fo:min-height="0cm" fo:min-width="0cm" draw:shadow="hidden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end="Rounded_20_short_20_Arrow" draw:marker-end-width="0.2cm" draw:textarea-horizontal-align="center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align="center" text:enable-numbering="false" fo:text-indent="0cm" style:writing-mode="lr-tb"/>
    </style:style>
    <style:style style:name="P5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8" style:family="paragraph">
      <style:text-properties fo:font-size="16pt" style:font-size-asian="16pt" style:font-size-complex="1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Folie 1" draw:style-name="dp1" draw:master-page-name="Default">
        <draw:g>
          <draw:custom-shape draw:style-name="gr1" draw:text-style-name="P2" draw:layer="layout" svg:width="1cm" svg:height="0.498cm" svg:x="3.501cm" svg:y="2.726cm">
            <text:p text:style-name="P1"><text:span text:style-name="T1">10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cm" svg:height="0.498cm" svg:x="4.497cm" svg:y="2.726cm">
            <text:p text:style-name="P1"><text:span text:style-name="T1">10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cm" svg:height="0.498cm" svg:x="5.498cm" svg:y="2.726cm">
            <text:p text:style-name="P1"><text:span text:style-name="T1">10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cm" svg:height="0.498cm" svg:x="6.499cm" svg:y="2.726cm">
            <text:p text:style-name="P1"><text:span text:style-name="T1">10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cm" svg:height="0.498cm" svg:x="3.501cm" svg:y="3.229cm">
            <text:p text:style-name="P1"><text:span text:style-name="T1">11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cm" svg:height="0.498cm" svg:x="4.497cm" svg:y="3.229cm">
            <text:p text:style-name="P1"><text:span text:style-name="T1">11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cm" svg:height="0.498cm" svg:x="5.498cm" svg:y="3.229cm">
            <text:p text:style-name="P1"><text:span text:style-name="T1">11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cm" svg:height="0.498cm" svg:x="6.499cm" svg:y="3.229cm">
            <text:p text:style-name="P1"><text:span text:style-name="T1">11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cm" svg:height="0.498cm" svg:x="3.501cm" svg:y="3.727cm">
            <text:p text:style-name="P1"><text:span text:style-name="T1">12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cm" svg:height="0.498cm" svg:x="4.497cm" svg:y="3.727cm">
            <text:p text:style-name="P1"><text:span text:style-name="T1">12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cm" svg:height="0.498cm" svg:x="5.498cm" svg:y="3.727cm">
            <text:p text:style-name="P1"><text:span text:style-name="T1">12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cm" svg:height="0.498cm" svg:x="6.499cm" svg:y="3.727cm">
            <text:p text:style-name="P1"><text:span text:style-name="T1">123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draw:id="id12" draw:layer="layout" svg:width="1.001cm" svg:height="0.498cm" svg:x="19.5cm" svg:y="2.004cm">
          <text:p text:style-name="P1"><text:span text:style-name="T1">0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8cm" svg:x="20.497cm" svg:y="2.004cm">
          <text:p text:style-name="P1"><text:span text:style-name="T1">0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8cm" svg:x="21.498cm" svg:y="2.004cm">
          <text:p text:style-name="P1"><text:span text:style-name="T1">0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8cm" svg:x="22.499cm" svg:y="2.004cm">
          <text:p text:style-name="P1"><text:span text:style-name="T1">0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0" draw:layer="layout" svg:width="1.001cm" svg:height="0.499cm" svg:x="19.5cm" svg:y="3cm">
          <text:p text:style-name="P1"><text:span text:style-name="T1">0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9cm" svg:x="20.497cm" svg:y="3cm">
          <text:p text:style-name="P1"><text:span text:style-name="T1">0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9cm" svg:x="21.498cm" svg:y="3cm">
          <text:p text:style-name="P1"><text:span text:style-name="T1">0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9cm" svg:x="22.499cm" svg:y="3cm">
          <text:p text:style-name="P1"><text:span text:style-name="T1">0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8" draw:layer="layout" svg:width="1.001cm" svg:height="0.499cm" svg:x="19.5cm" svg:y="4.001cm">
          <text:p text:style-name="P1"><text:span text:style-name="T1">0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9cm" svg:x="20.497cm" svg:y="4.001cm">
          <text:p text:style-name="P1"><text:span text:style-name="T1">0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9cm" svg:x="21.498cm" svg:y="4.001cm">
          <text:p text:style-name="P1"><text:span text:style-name="T1">0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9cm" svg:x="22.499cm" svg:y="4.001cm">
          <text:p text:style-name="P1"><text:span text:style-name="T1">0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1.001cm" svg:height="0.499cm" svg:x="19.5cm" svg:y="5.002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9cm" svg:x="20.497cm" svg:y="5.002cm">
          <text:p text:style-name="P1"><text:span text:style-name="T1">1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9cm" svg:x="21.498cm" svg:y="5.002cm">
          <text:p text:style-name="P1"><text:span text:style-name="T1">1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9cm" svg:x="22.499cm" svg:y="5.002cm">
          <text:p text:style-name="P1"><text:span text:style-name="T1">1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1.001cm" svg:height="0.498cm" svg:x="19.5cm" svg:y="5.999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8cm" svg:x="20.497cm" svg:y="5.999cm">
          <text:p text:style-name="P1"><text:span text:style-name="T1">1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8cm" svg:x="21.498cm" svg:y="5.999cm">
          <text:p text:style-name="P1"><text:span text:style-name="T1">1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8cm" svg:x="22.499cm" svg:y="5.999cm">
          <text:p text:style-name="P1"><text:span text:style-name="T1">1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1.001cm" svg:height="0.499cm" svg:x="19.5cm" svg:y="7.004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9cm" svg:x="20.497cm" svg:y="7.004cm">
          <text:p text:style-name="P1"><text:span text:style-name="T1">1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9cm" svg:x="21.498cm" svg:y="7.004cm">
          <text:p text:style-name="P1"><text:span text:style-name="T1">1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9cm" svg:x="22.499cm" svg:y="7.004cm">
          <text:p text:style-name="P1"><text:span text:style-name="T1">12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1" draw:layer="layout" svg:width="1.001cm" svg:height="0.499cm" svg:x="13.495cm" svg:y="5.002cm">
          <text:p text:style-name="P1"><text:span text:style-name="T1">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9" draw:layer="layout" svg:width="1.001cm" svg:height="0.499cm" svg:x="14.496cm" svg:y="5.002cm">
          <text:p text:style-name="P1"><text:span text:style-name="T1">0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7" draw:layer="layout" svg:width="1.001cm" svg:height="0.499cm" svg:x="15.497cm" svg:y="5.002cm">
          <text:p text:style-name="P1"><text:span text:style-name="T1">0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5" draw:layer="layout" svg:width="1.001cm" svg:height="0.498cm" svg:x="14.991cm" svg:y="8.00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3" draw:layer="layout" svg:width="1.001cm" svg:height="0.498cm" svg:x="15.992cm" svg:y="8.001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1.001cm" svg:height="0.498cm" svg:x="16.993cm" svg:y="8.00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4" draw:layer="layout" svg:width="1.001cm" svg:height="0.498cm" svg:x="10cm" svg:y="9.00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3" draw:layer="layout" svg:width="1.001cm" svg:height="0.498cm" svg:x="11.001cm" svg:y="9.00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17.493cm" svg:y1="8.001cm" svg:x2="19.5cm" svg:y2="7.253cm" draw:start-shape="id1" draw:start-glue-point="0" draw:end-shape="id2" draw:end-glue-point="3" svg:d="m17493 8001c0-499 669-748 2007-748">
          <text:p/>
        </draw:connector>
        <draw:connector draw:style-name="gr3" draw:text-style-name="P3" draw:layer="layout" draw:type="curve" svg:x1="16.492cm" svg:y1="8.001cm" svg:x2="19.5cm" svg:y2="6.248cm" draw:start-shape="id3" draw:start-glue-point="0" draw:end-shape="id4" draw:end-glue-point="3" svg:d="m16492 8001c0-1169 1002-1753 3008-1753">
          <text:p/>
        </draw:connector>
        <draw:connector draw:style-name="gr3" draw:text-style-name="P3" draw:layer="layout" draw:type="curve" svg:x1="15.491cm" svg:y1="8.001cm" svg:x2="19.5cm" svg:y2="5.251cm" draw:start-shape="id5" draw:start-glue-point="0" draw:end-shape="id6" draw:end-glue-point="3" svg:d="m15491 8001c0-1834 1336-2750 4009-2750">
          <text:p/>
        </draw:connector>
        <draw:connector draw:style-name="gr3" draw:text-style-name="P3" draw:layer="layout" draw:type="curve" svg:x1="15.997cm" svg:y1="5.002cm" svg:x2="19.5cm" svg:y2="4.25cm" draw:start-shape="id7" draw:start-glue-point="0" draw:end-shape="id8" draw:end-glue-point="3" svg:d="m15997 5002c0-502 1167-752 3503-752">
          <text:p/>
        </draw:connector>
        <draw:connector draw:style-name="gr3" draw:text-style-name="P3" draw:layer="layout" draw:type="curve" svg:x1="14.996cm" svg:y1="5.002cm" svg:x2="19.5cm" svg:y2="3.249cm" draw:start-shape="id9" draw:start-glue-point="0" draw:end-shape="id10" draw:end-glue-point="3" svg:d="m14996 5002c0-1169 1501-1753 4504-1753">
          <text:p/>
        </draw:connector>
        <draw:connector draw:style-name="gr3" draw:text-style-name="P3" draw:layer="layout" draw:type="curve" svg:x1="13.995cm" svg:y1="5.002cm" svg:x2="19.5cm" svg:y2="2.253cm" draw:start-shape="id11" draw:start-glue-point="0" draw:end-shape="id12" draw:end-glue-point="3" svg:d="m13995 5002c0-1833 1835-2749 5505-2749">
          <text:p/>
        </draw:connector>
        <draw:connector draw:style-name="gr3" draw:text-style-name="P3" draw:layer="layout" draw:type="curve" svg:x1="11.501cm" svg:y1="9.002cm" svg:x2="14.991cm" svg:y2="8.25cm" draw:start-shape="id13" draw:start-glue-point="0" draw:end-shape="id5" draw:end-glue-point="3" svg:d="m11501 9002c0-502 1163-752 3490-752">
          <text:p/>
        </draw:connector>
        <draw:connector draw:style-name="gr3" draw:text-style-name="P3" draw:layer="layout" draw:type="curve" svg:x1="10.5cm" svg:y1="9.002cm" svg:x2="13.495cm" svg:y2="5.251cm" draw:start-shape="id14" draw:start-glue-point="0" draw:end-shape="id11" draw:end-glue-point="3" svg:d="m10500 9002c0-2501 998-3751 2995-3751">
          <text:p/>
        </draw:connector>
        <draw:custom-shape draw:style-name="gr1" draw:text-style-name="P2" draw:id="id26" draw:layer="layout" svg:width="1.001cm" svg:height="0.498cm" svg:x="0.797cm" svg:y="13.025cm">
          <text:p text:style-name="P1"><text:span text:style-name="T1">0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8cm" svg:x="1.793cm" svg:y="13.025cm">
          <text:p text:style-name="P1"><text:span text:style-name="T1">0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8cm" svg:x="2.794cm" svg:y="13.025cm">
          <text:p text:style-name="P1"><text:span text:style-name="T1">0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8cm" svg:x="3.795cm" svg:y="13.025cm">
          <text:p text:style-name="P1"><text:span text:style-name="T1">0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4" draw:layer="layout" svg:width="1.001cm" svg:height="0.498cm" svg:x="4.801cm" svg:y="13.025cm">
          <text:p text:style-name="P1"><text:span text:style-name="T1">0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8cm" svg:x="5.797cm" svg:y="13.025cm">
          <text:p text:style-name="P1"><text:span text:style-name="T1">0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8cm" svg:x="6.798cm" svg:y="13.025cm">
          <text:p text:style-name="P1"><text:span text:style-name="T1">0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8cm" svg:x="7.799cm" svg:y="13.025cm">
          <text:p text:style-name="P1"><text:span text:style-name="T1">0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2" draw:layer="layout" svg:width="1.001cm" svg:height="0.498cm" svg:x="8.8cm" svg:y="13.025cm">
          <text:p text:style-name="P1"><text:span text:style-name="T1">0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8cm" svg:x="9.797cm" svg:y="13.025cm">
          <text:p text:style-name="P1"><text:span text:style-name="T1">0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8cm" svg:x="10.798cm" svg:y="13.025cm">
          <text:p text:style-name="P1"><text:span text:style-name="T1">0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8cm" svg:x="11.799cm" svg:y="13.025cm">
          <text:p text:style-name="P1"><text:span text:style-name="T1">0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0" draw:layer="layout" svg:width="1.001cm" svg:height="0.498cm" svg:x="12.8cm" svg:y="13.025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8cm" svg:x="13.797cm" svg:y="13.025cm">
          <text:p text:style-name="P1"><text:span text:style-name="T1">1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8cm" svg:x="14.798cm" svg:y="13.025cm">
          <text:p text:style-name="P1"><text:span text:style-name="T1">1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8cm" svg:x="15.799cm" svg:y="13.025cm">
          <text:p text:style-name="P1"><text:span text:style-name="T1">103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id="id18" draw:layer="layout" svg:width="1.001cm" svg:height="0.498cm" svg:x="16.795cm" svg:y="13.029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8cm" svg:x="17.792cm" svg:y="13.029cm">
          <text:p text:style-name="P1"><text:span text:style-name="T1">1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8cm" svg:x="18.793cm" svg:y="13.029cm">
          <text:p text:style-name="P1"><text:span text:style-name="T1">1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8cm" svg:x="19.789cm" svg:y="13.029cm">
          <text:p text:style-name="P1"><text:span text:style-name="T1">1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6" draw:layer="layout" svg:width="1.001cm" svg:height="0.498cm" svg:x="20.795cm" svg:y="13.029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8cm" svg:x="21.791cm" svg:y="13.029cm">
          <text:p text:style-name="P1"><text:span text:style-name="T1">1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8cm" svg:x="22.792cm" svg:y="13.029cm">
          <text:p text:style-name="P1"><text:span text:style-name="T1">1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01cm" svg:height="0.498cm" svg:x="23.793cm" svg:y="13.029cm">
          <text:p text:style-name="P1"><text:span text:style-name="T1">12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5" draw:layer="layout" svg:width="1.001cm" svg:height="0.498cm" svg:x="8.293cm" svg:y="16.529cm">
          <text:p text:style-name="P1"><text:span text:style-name="T1">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3" draw:layer="layout" svg:width="1.001cm" svg:height="0.498cm" svg:x="9.294cm" svg:y="16.529cm">
          <text:p text:style-name="P1"><text:span text:style-name="T1">0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1" draw:layer="layout" svg:width="1.001cm" svg:height="0.498cm" svg:x="10.295cm" svg:y="16.529cm">
          <text:p text:style-name="P1"><text:span text:style-name="T1">0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9" draw:layer="layout" svg:width="1.001cm" svg:height="0.498cm" svg:x="11.296cm" svg:y="16.529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7" draw:layer="layout" svg:width="1.001cm" svg:height="0.498cm" svg:x="12.297cm" svg:y="16.529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5" draw:layer="layout" svg:width="1.001cm" svg:height="0.498cm" svg:x="13.298cm" svg:y="16.529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8" draw:layer="layout" svg:width="1.001cm" svg:height="0.499cm" svg:x="6.296cm" svg:y="16.52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9" draw:layer="layout" svg:width="1.001cm" svg:height="0.499cm" svg:x="7.297cm" svg:y="16.52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13.798cm" svg:y1="16.529cm" svg:x2="21.295cm" svg:y2="13.527cm" draw:start-shape="id15" draw:start-glue-point="0" draw:end-shape="id16" draw:end-glue-point="2" svg:d="m13798 16529c0-2251 7497-751 7497-3002">
          <text:p/>
        </draw:connector>
        <draw:connector draw:style-name="gr3" draw:text-style-name="P3" draw:layer="layout" draw:type="curve" svg:x1="12.797cm" svg:y1="16.529cm" svg:x2="17.295cm" svg:y2="13.527cm" draw:start-shape="id17" draw:start-glue-point="0" draw:end-shape="id18" draw:end-glue-point="2" svg:d="m12797 16529c0-2251 4498-751 4498-3002">
          <text:p/>
        </draw:connector>
        <draw:connector draw:style-name="gr3" draw:text-style-name="P3" draw:layer="layout" draw:type="curve" svg:x1="11.796cm" svg:y1="16.529cm" svg:x2="13.3cm" svg:y2="13.523cm" draw:start-shape="id19" draw:start-glue-point="0" draw:end-shape="id20" draw:end-glue-point="2" svg:d="m11796 16529c0-2254 1504-752 1504-3006">
          <text:p/>
        </draw:connector>
        <draw:connector draw:style-name="gr3" draw:text-style-name="P3" draw:layer="layout" draw:type="curve" svg:x1="10.795cm" svg:y1="16.529cm" svg:x2="9.3cm" svg:y2="13.523cm" draw:start-shape="id21" draw:start-glue-point="0" draw:end-shape="id22" draw:end-glue-point="2" svg:d="m10795 16529c0-2254-1495-752-1495-3006">
          <text:p/>
        </draw:connector>
        <draw:connector draw:style-name="gr3" draw:text-style-name="P3" draw:layer="layout" draw:type="curve" svg:x1="9.794cm" svg:y1="16.529cm" svg:x2="5.301cm" svg:y2="13.523cm" draw:start-shape="id23" draw:start-glue-point="0" draw:end-shape="id24" draw:end-glue-point="2" svg:d="m9794 16529c0-2254-4493-752-4493-3006">
          <text:p/>
        </draw:connector>
        <draw:connector draw:style-name="gr3" draw:text-style-name="P3" draw:layer="layout" draw:type="curve" svg:x1="8.793cm" svg:y1="16.529cm" svg:x2="1.297cm" svg:y2="13.523cm" draw:start-shape="id25" draw:start-glue-point="0" draw:end-shape="id26" draw:end-glue-point="2" svg:d="m8793 16529c0-2254-7496-752-7496-3006">
          <text:p/>
        </draw:connector>
        <draw:g>
          <draw:custom-shape draw:style-name="gr1" draw:text-style-name="P2" draw:layer="layout" svg:width="1.001cm" svg:height="0.498cm" svg:x="2.001cm" svg:y="1.972cm">
            <text:p text:style-name="P1"><text:span text:style-name="T1">00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001cm" svg:height="0.498cm" svg:x="2.998cm" svg:y="1.972cm">
            <text:p text:style-name="P1"><text:span text:style-name="T1">00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001cm" svg:height="0.498cm" svg:x="3.999cm" svg:y="1.972cm">
            <text:p text:style-name="P1"><text:span text:style-name="T1">00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001cm" svg:height="0.498cm" svg:x="5cm" svg:y="1.972cm">
            <text:p text:style-name="P1"><text:span text:style-name="T1">00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001cm" svg:height="0.498cm" svg:x="2.001cm" svg:y="2.475cm">
            <text:p text:style-name="P1"><text:span text:style-name="T1">01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001cm" svg:height="0.498cm" svg:x="2.998cm" svg:y="2.475cm">
            <text:p text:style-name="P1"><text:span text:style-name="T1">01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001cm" svg:height="0.498cm" svg:x="3.999cm" svg:y="2.475cm">
            <text:p text:style-name="P1"><text:span text:style-name="T1">01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001cm" svg:height="0.498cm" svg:x="5cm" svg:y="2.475cm">
            <text:p text:style-name="P1"><text:span text:style-name="T1">01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001cm" svg:height="0.498cm" svg:x="2.001cm" svg:y="2.973cm">
            <text:p text:style-name="P1"><text:span text:style-name="T1">02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001cm" svg:height="0.498cm" svg:x="2.998cm" svg:y="2.973cm">
            <text:p text:style-name="P1"><text:span text:style-name="T1">02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001cm" svg:height="0.498cm" svg:x="3.999cm" svg:y="2.973cm">
            <text:p text:style-name="P1"><text:span text:style-name="T1">02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001cm" svg:height="0.498cm" svg:x="5cm" svg:y="2.973cm">
            <text:p text:style-name="P1"><text:span text:style-name="T1">023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2" draw:id="id27" draw:layer="layout" svg:width="1.001cm" svg:height="0.499cm" svg:x="5.299cm" svg:y="16.524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curve" svg:x1="5.799cm" svg:y1="16.524cm" svg:x2="1.297cm" svg:y2="13.523cm" draw:start-shape="id27" draw:start-glue-point="0" draw:end-shape="id26" draw:end-glue-point="2" svg:d="m5799 16524c0-2251-4502-751-4502-3001">
          <text:p/>
        </draw:connector>
        <draw:custom-shape draw:style-name="gr6" draw:text-style-name="P5" draw:layer="layout" svg:width="8cm" svg:height="5cm" svg:x="6cm" svg:y="1.5cm">
          <text:p text:style-name="P5"><text:span text:style-name="T2">two levels</text:span><text:span text:style-name="T2"><text:line-break/></text:span><text:span text:style-name="T2">of indirect</text:span></text:p>
          <text:p text:style-name="P5"><text:span text:style-name="T2">pointers</text:span></text:p>
          <draw:enhanced-geometry svg:viewBox="0 0 21600 21600" draw:text-areas="0 0 21600 21600" draw:type="circular-arrow" draw:modifiers="-126.825709060973 -36.0601718762228 8557.995935755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6" draw:layer="layout" svg:width="2.5cm" svg:height="3cm" svg:x="13.5cm" svg:y="9.5cm">
          <text:p/>
          <draw:enhanced-geometry svg:viewBox="0 0 21600 21600" draw:text-areas="?f0 0 ?f2 ?f5" draw:type="down-arrow" draw:modifiers="16173.008997001 7712.43502598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8" draw:layer="layout" svg:width="5.984cm" svg:height="1.603cm" svg:x="8cm" svg:y="10cm">
          <draw:text-box>
            <text:p text:style-name="P7"><text:span text:style-name="T2">merge array elements</text:span></text:p>
            <text:p text:style-name="P7"><text:span text:style-name="T2">and indirect pointers</text:span></text:p>
          </draw:text-box>
        </draw:frame>
        <draw:connector draw:style-name="gr9" draw:layer="layout" draw:type="curve" draw:line-skew="0.101cm" svg:x1="6.796cm" svg:y1="17.023cm" svg:x2="8.793cm" svg:y2="17.027cm" draw:start-shape="id28" draw:start-glue-point="2" draw:end-shape="id25" draw:end-glue-point="2" svg:d="m6796 17023c0 927 1997 925 1997 4">
          <text:p/>
        </draw:connector>
        <draw:connector draw:style-name="gr9" draw:layer="layout" draw:type="curve" draw:line-skew="0.377cm" svg:x1="7.797cm" svg:y1="17.023cm" svg:x2="11.796cm" svg:y2="17.027cm" draw:start-shape="id29" draw:start-glue-point="2" draw:end-shape="id19" draw:end-glue-point="2" svg:d="m7797 17023c0 1341 3999 1339 3999 4">
          <text:p/>
        </draw:connector>
        <presentation:notes draw:style-name="dp2">
          <draw:page-thumbnail draw:style-name="gr10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2="1" draw:dots2-length="0.105cm" draw:distance="0.079cm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fill="solid" draw:fill-color="#ffcc99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cm" fo:margin-right="0cm" fo:text-align="center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8.044cm" svg:height="1.324cm" svg:x="8.678cm" svg:y="17.347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8" draw:layer="backgroundobjects" svg:width="5.927cm" svg:height="1.324cm" svg:x="18.202cm" svg:y="17.347cm" presentation:class="page-number">
        <draw:text-box>
          <text:p text:style-name="P7"><text:span text:style-name="T1"><text:page-number>1</text:page-number></text:span></text:p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Folie 1</dc:title>
    <meta:initial-creator>llilir1</meta:initial-creator>
    <meta:creation-date>2008-06-20T17:49:27</meta:creation-date>
    <dc:creator>Ralph Schleicher</dc:creator>
    <dc:date>2008-06-23T21:42:03</dc:date>
    <meta:editing-cycles>4</meta:editing-cycles>
    <meta:editing-duration>PT34M23S</meta:editing-duration>
    <meta:user-defined meta:name="Info 1"/>
    <meta:user-defined meta:name="Info 2"/>
    <meta:user-defined meta:name="Info 3"/>
    <meta:user-defined meta:name="Info 4"/>
    <meta:document-statistic meta:object-count="130"/>
  </office:meta>
</office:document-meta>
</file>